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b5a" officeooo:paragraph-rsid="0005eb5a"/>
    </style:style>
    <style:style style:name="P2" style:family="paragraph" style:parent-style-name="Standard">
      <style:text-properties officeooo:rsid="000696ac" officeooo:paragraph-rsid="000696ac"/>
    </style:style>
    <style:style style:name="P3" style:family="paragraph" style:parent-style-name="Standard">
      <style:text-properties officeooo:rsid="0007a6ef" officeooo:paragraph-rsid="0007a6ef"/>
    </style:style>
    <style:style style:name="P4" style:family="paragraph" style:parent-style-name="Standard">
      <style:text-properties officeooo:rsid="0008a7e6" officeooo:paragraph-rsid="0008a7e6"/>
    </style:style>
    <style:style style:name="P5" style:family="paragraph" style:parent-style-name="Standard">
      <style:text-properties officeooo:rsid="000926bc" officeooo:paragraph-rsid="000926bc"/>
    </style:style>
    <style:style style:name="P6" style:family="paragraph" style:parent-style-name="Standard">
      <style:text-properties officeooo:rsid="000aa5db" officeooo:paragraph-rsid="000aa5db"/>
    </style:style>
    <style:style style:name="P7" style:family="paragraph" style:parent-style-name="Standard">
      <style:text-properties officeooo:rsid="000ad5c6" officeooo:paragraph-rsid="000ad5c6"/>
    </style:style>
    <style:style style:name="P8" style:family="paragraph" style:parent-style-name="Standard">
      <style:text-properties officeooo:rsid="000b6cb9" officeooo:paragraph-rsid="000b6cb9"/>
    </style:style>
    <style:style style:name="P9" style:family="paragraph" style:parent-style-name="Standard">
      <style:text-properties officeooo:rsid="000c25d5" officeooo:paragraph-rsid="000c25d5"/>
    </style:style>
    <style:style style:name="P10" style:family="paragraph" style:parent-style-name="Standard">
      <style:text-properties officeooo:rsid="000c7d9a" officeooo:paragraph-rsid="000c7d9a"/>
    </style:style>
    <style:style style:name="P11" style:family="paragraph" style:parent-style-name="Standard">
      <style:text-properties officeooo:rsid="000d7dd5" officeooo:paragraph-rsid="000d7dd5"/>
    </style:style>
    <style:style style:name="P12" style:family="paragraph" style:parent-style-name="Standard">
      <style:text-properties officeooo:paragraph-rsid="000d7dd5"/>
    </style:style>
    <style:style style:name="P13" style:family="paragraph" style:parent-style-name="Standard">
      <style:text-properties officeooo:rsid="000de4b5" officeooo:paragraph-rsid="000de4b5"/>
    </style:style>
    <style:style style:name="P14" style:family="paragraph" style:parent-style-name="Standard">
      <style:text-properties officeooo:rsid="000f9f57" officeooo:paragraph-rsid="000f9f57"/>
    </style:style>
    <style:style style:name="P15" style:family="paragraph" style:parent-style-name="Standard">
      <style:text-properties officeooo:rsid="00118577" officeooo:paragraph-rsid="00118577"/>
    </style:style>
    <style:style style:name="P16" style:family="paragraph" style:parent-style-name="Standard">
      <style:text-properties officeooo:rsid="00145531" officeooo:paragraph-rsid="00145531"/>
    </style:style>
    <style:style style:name="P17" style:family="paragraph" style:parent-style-name="Standard">
      <style:text-properties officeooo:rsid="00181910" officeooo:paragraph-rsid="00181910"/>
    </style:style>
    <style:style style:name="P18" style:family="paragraph" style:parent-style-name="Standard">
      <style:text-properties officeooo:rsid="00187515" officeooo:paragraph-rsid="00187515"/>
    </style:style>
    <style:style style:name="T1" style:family="text">
      <style:text-properties officeooo:rsid="0006f2ee"/>
    </style:style>
    <style:style style:name="T2" style:family="text">
      <style:text-properties officeooo:rsid="0007a6ef"/>
    </style:style>
    <style:style style:name="T3" style:family="text">
      <style:text-properties officeooo:rsid="000d7dd5"/>
    </style:style>
    <style:style style:name="T4" style:family="text">
      <style:text-properties officeooo:rsid="000de4b5"/>
    </style:style>
    <style:style style:name="T5" style:family="text">
      <style:text-properties officeooo:rsid="000e6305"/>
    </style:style>
    <style:style style:name="T6" style:family="text">
      <style:text-properties officeooo:rsid="00109df5"/>
    </style:style>
    <style:style style:name="T7" style:family="text">
      <style:text-properties officeooo:rsid="0012d2c5"/>
    </style:style>
    <style:style style:name="T8" style:family="text">
      <style:text-properties officeooo:rsid="00165131"/>
    </style:style>
    <style:style style:name="T9" style:family="text">
      <style:text-properties officeooo:rsid="001875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ping 10.70.2.12</text:p>
      <text:p text:style-name="P2">64 bytes from…</text:p>
      <text:p text:style-name="P2"/>
      <text:p text:style-name="P2">2) ssh <text:a xlink:type="simple" xlink:href="mailto:pi@10.70.2.12" text:style-name="Internet_20_link" text:visited-style-name="Visited_20_Internet_20_Link">pi@10.70.2.12</text:a> … yes <text:span text:style-name="T1">mdp = raspberry</text:span></text:p>
      <text:p text:style-name="P2"/>
      <text:p text:style-name="P2">3)<text:span text:style-name="T2">non</text:span></text:p>
      <text:p text:style-name="P3"/>
      <text:p text:style-name="P3">4) mkdir mypi</text:p>
      <text:p text:style-name="P3">sshfs <text:a xlink:type="simple" xlink:href="mailto:pi@10.70.2.12" text:style-name="Internet_20_link" text:visited-style-name="Visited_20_Internet_20_Link">pi@10.70.2.12</text:a>:/home/pi/Documents ~/mypi</text:p>
      <text:p text:style-name="P3"/>
      <text:p text:style-name="P4">5) Les dossiers se sont partagés</text:p>
      <text:p text:style-name="P4"/>
      <text:p text:style-name="P5">6) scp pi<text:a xlink:type="simple" xlink:href="mailto:user@hote" text:style-name="Internet_20_link" text:visited-style-name="Visited_20_Internet_20_Link">@1</text:a>0.70.2.12:/home/Documents/main.c ~/</text:p>
      <text:p text:style-name="P5"/>
      <text:p text:style-name="P6">7) gpio -v</text:p>
      <text:p text:style-name="P6">type, memoire, maker, revision</text:p>
      <text:p text:style-name="P6"/>
      <text:p text:style-name="P6">8) gpio readall</text:p>
      <text:p text:style-name="P6"/>
      <text:p text:style-name="P6">9) <text:s/>#include &lt;wiringPi&gt;</text:p>
      <text:p text:style-name="P6"/>
      <text:p text:style-name="P7">10) Il faut rajouter -lwringPi a la fin du gcc</text:p>
      <text:p text:style-name="P7"/>
      <text:p text:style-name="P8">11) gcc main.c -o main -lwringPi</text:p>
      <text:p text:style-name="P5"/>
      <text:p text:style-name="P9">12) <text:s/>2</text:p>
      <text:p text:style-name="P9"/>
      <text:p text:style-name="P10">13)</text:p>
      <text:p text:style-name="P10">BCM# 4 : 7</text:p>
      <text:p text:style-name="P10">BCM# 17 : 11</text:p>
      <text:p text:style-name="P10">BCM# 18 : 12</text:p>
      <text:p text:style-name="P10">BCM# 27 : 13</text:p>
      <text:p text:style-name="P10">BCM# 22 : 15</text:p>
      <text:p text:style-name="P10">BCM# 23 : 16</text:p>
      <text:p text:style-name="P10">BCM# 24 : 18</text:p>
      <text:p text:style-name="P10">BCM# 25 : 22</text:p>
      <text:p text:style-name="P10"/>
      <text:p text:style-name="P12"><text:span text:style-name="T3">14) </text:span>This initialises <text:span text:style-name="Emphasis"><text:span text:style-name="Strong_20_Emphasis">wiringPi</text:span></text:span> and assumes that the calling program is going to be using the <text:span text:style-name="Emphasis"><text:span text:style-name="Strong_20_Emphasis">wiringPi</text:span></text:span> pin numbering scheme. This is a simplified numbering scheme which provides a mapping from virtual pin numbers 0 through 16 to the real underlying Broadcom GPIO pin numbers.</text:p>
      <text:p text:style-name="P12"/>
      <text:p text:style-name="P11">15) Met en input le bouton gauc<text:span text:style-name="T4">he et en output la led rouge</text:span></text:p>
      <text:p text:style-name="P11"/>
      <text:p text:style-name="P13">16) <text:span text:style-name="T5">allume/éteint la led</text:span></text:p>
      <text:p text:style-name="P13"/>
      <text:p text:style-name="P14">17) <text:span text:style-name="T6">rajoute du délai en ms</text:span></text:p>
      <text:p text:style-name="P14"/>
      <text:p text:style-name="P15">18) <text:span text:style-name="T7">si le bouton gauche est enfoncé</text:span></text:p>
      <text:p text:style-name="P18"/>
      <text:p text:style-name="P18">19) Le compteur s’incrémente</text:p>
      <text:p text:style-name="P18"/>
      <text:p text:style-name="P16"><text:span text:style-name="T9">20</text:span>) <text:span text:style-name="T8">DELAI 500</text:span></text:p>
      <text:p text:style-name="P16"><text:soft-page-break/></text:p>
      <text:p text:style-name="P17">2<text:span text:style-name="T9">1</text:span>) <text:s/>Non car il se peut qu’on saute des if</text:p>
      <text:p text:style-name="P17"/>
      <text:p text:style-name="P17"/>
      <text:p text:style-name="P17"/>
      <text:p text:style-name="P17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1:16:06.791003602</meta:creation-date>
    <dc:date>2019-05-07T14:49:41.855357974</dc:date>
    <meta:editing-duration>PT1H36M2S</meta:editing-duration>
    <meta:editing-cycles>23</meta:editing-cycles>
    <meta:generator>LibreOffice/5.2.7.2$Linux_X86_64 LibreOffice_project/20m0$Build-2</meta:generator>
    <meta:document-statistic meta:table-count="0" meta:image-count="0" meta:object-count="0" meta:page-count="2" meta:paragraph-count="32" meta:word-count="187" meta:character-count="974" meta:non-whitespace-character-count="816"/>
  </office:meta>
</office:document-meta>
</file>